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77mm" fo:margin-left="34.54mm" table:align="left" style:writing-mode="lr-tb"/>
    </style:style>
    <style:style style:name="Table1.A" style:family="table-column">
      <style:table-column-properties style:column-width="90.79mm"/>
    </style:style>
    <style:style style:name="Table1.B" style:family="table-column">
      <style:table-column-properties style:column-width="9.17mm"/>
    </style:style>
    <style:style style:name="Table1.C" style:family="table-column">
      <style:table-column-properties style:column-width="25.81mm"/>
    </style:style>
    <style:style style:name="Table1.1" style:family="table-row">
      <style:table-row-properties style:row-height="33.66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1.2" style:family="table-row">
      <style:table-row-properties style:row-height="0.64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5pt solid #000001" fo:border-top="none" fo:border-bottom="none"/>
    </style:style>
    <style:style style:name="Table1.C2" style:family="table-cell">
      <style:table-cell-properties fo:padding="0mm" fo:border-left="1.5pt solid #000001" fo:border-right="none" fo:border-top="1.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7%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2.54mm" fo:margin-bottom="0mm" fo:line-height="150%" fo:text-align="center" style:justify-single-word="false"/>
    </style:style>
    <style:style style:name="P5" style:family="paragraph" style:parent-style-name="Standard">
      <style:paragraph-properties fo:margin-top="2.54mm" fo:margin-bottom="0mm" fo:line-height="85%" fo:text-align="center" style:justify-single-word="false"/>
    </style:style>
    <style:style style:name="P6" style:family="paragraph" style:parent-style-name="Standard">
      <style:paragraph-properties fo:margin-top="2.54mm" fo:margin-bottom="0mm" fo:line-height="4.11mm"/>
    </style:style>
    <style:style style:name="P7" style:family="paragraph" style:parent-style-name="Standard">
      <style:paragraph-properties fo:margin-top="0.64mm" fo:margin-bottom="0mm" fo:line-height="85%" fo:text-align="center" style:justify-single-word="false"/>
    </style:style>
    <style:style style:name="P8" style:family="paragraph" style:parent-style-name="Standard">
      <style:paragraph-properties fo:margin-top="0mm" fo:margin-bottom="0.92mm" fo:line-height="0.35mm"/>
    </style:style>
    <style:style style:name="P9" style:family="paragraph" style:parent-style-name="Standard">
      <style:paragraph-properties fo:margin-left="0mm" fo:margin-right="8.26mm" fo:line-height="85%" fo:text-align="end" style:justify-single-word="false" fo:text-indent="0mm" style:auto-text-indent="false"/>
    </style:style>
    <style:style style:name="P10" style:family="paragraph" style:parent-style-name="Standard">
      <style:paragraph-properties fo:margin-left="74.93mm" fo:margin-right="0mm" fo:text-indent="0mm" style:auto-text-indent="false"/>
    </style:style>
    <style:style style:name="P11" style:family="paragraph" style:parent-style-name="Standard">
      <style:paragraph-properties fo:margin-top="5.72mm" fo:margin-bottom="0mm"/>
    </style:style>
    <style:style style:name="P12" style:family="paragraph" style:parent-style-name="Standard">
      <style:paragraph-properties fo:margin-left="1.27mm" fo:margin-right="0mm" fo:margin-top="2.54mm" fo:margin-bottom="0mm" fo:text-indent="0mm" style:auto-text-indent="false">
        <style:tab-stops>
          <style:tab-stop style:position="160.39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.27mm" fo:margin-right="113.03mm" fo:margin-top="6.35mm" fo:margin-bottom="0mm" fo:line-height="82%" fo:text-indent="0mm" style:auto-text-indent="false"/>
    </style:style>
    <style:style style:name="P14" style:family="paragraph" style:parent-style-name="Standard">
      <style:paragraph-properties fo:margin-left="0mm" fo:margin-right="0mm" fo:margin-top="3.18mm" fo:margin-bottom="0mm" fo:text-align="justify" style:justify-single-word="false" fo:text-indent="6.35mm" style:auto-text-indent="false"/>
    </style:style>
    <style:style style:name="P15" style:family="paragraph" style:parent-style-name="Standard">
      <style:paragraph-properties fo:margin-left="0mm" fo:margin-right="1.27mm" fo:margin-top="5.08mm" fo:margin-bottom="0mm" fo:line-height="150%" fo:text-indent="6.35mm" style:auto-text-indent="false">
        <style:tab-stops>
          <style:tab-stop style:position="160.39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1.91mm" fo:margin-bottom="0mm">
        <style:tab-stops>
          <style:tab-stop style:position="63.75mm" style:leader-style="dotted" style:leader-text="."/>
          <style:tab-stop style:position="160.39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1.91mm" fo:margin-bottom="0mm">
        <style:tab-stops>
          <style:tab-stop style:position="160.39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3.18mm" fo:margin-bottom="0mm">
        <style:tab-stops>
          <style:tab-stop style:position="160.39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3.18mm" fo:margin-bottom="0mm" fo:line-height="85%"/>
    </style:style>
    <style:style style:name="P20" style:family="paragraph" style:parent-style-name="Standard">
      <style:paragraph-properties fo:margin-top="3.18mm" fo:margin-bottom="0mm" fo:line-height="85%">
        <style:tab-stops>
          <style:tab-stop style:position="160.39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3.18mm" fo:margin-bottom="0mm" fo:line-height="85%">
        <style:tab-stops>
          <style:tab-stop style:position="55.42mm" style:type="right"/>
        </style:tab-stops>
      </style:paragraph-properties>
    </style:style>
    <style:style style:name="P22" style:family="paragraph" style:parent-style-name="Standard">
      <style:paragraph-properties fo:margin-top="1.91mm" fo:margin-bottom="5.08mm">
        <style:tab-stops>
          <style:tab-stop style:position="31.63mm" style:leader-style="dotted" style:leader-text="."/>
          <style:tab-stop style:position="89.02mm" style:leader-style="dotted" style:leader-text="."/>
          <style:tab-stop style:position="105.15mm" style:leader-style="dotted" style:leader-text="."/>
          <style:tab-stop style:position="160.39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.25mm" fo:margin-bottom="0mm" fo:padding-left="0mm" fo:padding-right="0mm" fo:padding-top="3.53mm" fo:padding-bottom="0mm" fo:border-left="none" fo:border-right="none" fo:border-top="1.25pt dotted #000001" fo:border-bottom="none">
        <style:tab-stops>
          <style:tab-stop style:position="160.71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7.62mm" fo:margin-right="0mm" fo:margin-top="2.54mm" fo:margin-bottom="5.08mm" fo:line-height="86%" fo:text-indent="0mm" style:auto-text-indent="false">
        <style:tab-stops>
          <style:tab-stop style:position="160.71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7.62mm" fo:margin-right="0mm" fo:margin-top="4.45mm" fo:margin-bottom="0mm" fo:line-height="90%" fo:text-indent="0mm" style:auto-text-indent="false">
        <style:tab-stops>
          <style:tab-stop style:position="160.39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85.09mm" fo:margin-right="0mm" fo:margin-top="10.8mm" fo:margin-bottom="0mm" fo:text-indent="0mm" style:auto-text-indent="false"/>
    </style:style>
    <style:style style:name="P27" style:family="paragraph" style:parent-style-name="Standard" style:list-style-name="WWNum1">
      <style:paragraph-properties fo:margin-left="10.16mm" fo:margin-right="0mm" fo:margin-top="0.64mm" fo:margin-bottom="0mm" fo:line-height="110%" fo:text-indent="0mm" style:auto-text-indent="false">
        <style:tab-stops>
          <style:tab-stop style:position="15.24mm" style:type="char" style:char="."/>
        </style:tab-stops>
      </style:paragraph-properties>
    </style:style>
    <style:style style:name="P28" style:family="paragraph" style:parent-style-name="Standard" style:list-style-name="WWNum1">
      <style:paragraph-properties fo:margin-left="10.16mm" fo:margin-right="0mm" fo:margin-top="0.64mm" fo:margin-bottom="0mm" fo:text-indent="0mm" style:auto-text-indent="false">
        <style:tab-stops>
          <style:tab-stop style:position="15.24mm" style:type="char" style:char="."/>
        </style:tab-stops>
      </style:paragraph-properties>
    </style:style>
    <style:style style:name="P29" style:family="paragraph" style:parent-style-name="Standard">
      <style:paragraph-properties fo:margin-top="0.64mm" fo:margin-bottom="3.81mm"/>
    </style:style>
    <style:style style:name="P30" style:family="paragraph" style:parent-style-name="Standard" style:master-page-name="Standard">
      <style:paragraph-properties fo:line-height="0%" style:page-number="auto"/>
    </style:style>
    <style:style style:name="P31" style:family="paragraph" style:parent-style-name="Standard">
      <style:paragraph-properties fo:margin-top="4.45mm" fo:margin-bottom="0mm" fo:line-height="85%"/>
    </style:style>
    <style:style style:name="P32" style:family="paragraph" style:parent-style-name="Standard">
      <style:paragraph-properties fo:line-height="3.46mm" fo:text-align="end" style:justify-single-word="false" fo:break-before="column"/>
    </style:style>
    <style:style style:name="P33" style:family="paragraph" style:parent-style-name="Standard">
      <style:paragraph-properties fo:margin-left="0mm" fo:margin-right="10.16mm" fo:margin-top="3.18mm" fo:margin-bottom="0mm" fo:line-height="5.84mm" fo:text-indent="0mm" style:auto-text-indent="false"/>
    </style:style>
    <style:style style:name="P34" style:family="paragraph" style:parent-style-name="Standard" style:master-page-name="">
      <style:paragraph-properties style:page-number="auto"/>
    </style:style>
    <style:style style:name="T1" style:family="text">
      <style:text-properties fo:color="#000000" style:font-name="Times New Roman" fo:font-size="7.5pt" fo:letter-spacing="0.14mm" style:font-size-asian="7.5pt" style:text-scale="110%"/>
    </style:style>
    <style:style style:name="T2" style:family="text">
      <style:text-properties fo:color="#000000" style:font-name="Times New Roman" fo:font-size="7.5pt" fo:letter-spacing="0.18mm" style:font-size-asian="7.5pt" style:text-scale="110%"/>
    </style:style>
    <style:style style:name="T3" style:family="text">
      <style:text-properties fo:color="#000000" style:font-name="Times New Roman" fo:font-size="10.5pt" fo:letter-spacing="0.11mm" style:font-size-asian="10.5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0.14mm" style:font-size-asian="10.5pt"/>
    </style:style>
    <style:style style:name="T7" style:family="text">
      <style:text-properties fo:color="#000000" style:font-name="Times New Roman" fo:font-size="10.5pt" fo:letter-spacing="0.04mm" style:font-size-asian="10.5pt"/>
    </style:style>
    <style:style style:name="T8" style:family="text">
      <style:text-properties fo:color="#000000" style:font-name="Times New Roman" fo:font-size="10.5pt" fo:letter-spacing="0.05mm" style:font-size-asian="10.5pt"/>
    </style:style>
    <style:style style:name="T9" style:family="text">
      <style:text-properties fo:color="#000000" style:font-name="Times New Roman" fo:font-size="10.5pt" fo:letter-spacing="0.25mm" style:font-size-asian="10.5pt"/>
    </style:style>
    <style:style style:name="T10" style:family="text">
      <style:text-properties fo:color="#000000" style:font-name="Times New Roman" fo:font-size="10.5pt" fo:letter-spacing="-0.02mm" style:font-size-asian="10.5pt"/>
    </style:style>
    <style:style style:name="T11" style:family="text">
      <style:text-properties fo:color="#000000" style:font-name="Times New Roman" fo:font-size="10.5pt" fo:letter-spacing="0.09mm" style:font-size-asian="10.5pt"/>
    </style:style>
    <style:style style:name="T12" style:family="text">
      <style:text-properties fo:color="#000000" style:font-name="Times New Roman" fo:font-size="10.5pt" fo:letter-spacing="0.18mm" style:font-size-asian="10.5pt"/>
    </style:style>
    <style:style style:name="T13" style:family="text">
      <style:text-properties fo:color="#000000" style:font-name="Times New Roman" fo:font-size="14pt" fo:letter-spacing="0.14mm" fo:font-weight="bold" style:font-size-asian="14pt" style:font-weight-asian="bold"/>
    </style:style>
    <style:style style:name="T14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15" style:family="text">
      <style:text-properties fo:color="#000000" style:font-name="Times New Roman" fo:font-size="10pt" style:font-size-asian="10pt"/>
    </style:style>
    <style:style style:name="T16" style:family="text">
      <style:text-properties fo:color="#000000" style:font-name="Times New Roman" fo:font-size="10pt" fo:letter-spacing="-0.02mm" fo:font-style="italic" style:font-size-asian="10pt" style:font-style-asian="italic"/>
    </style:style>
    <style:style style:name="T17" style:family="text">
      <style:text-properties fo:color="#000000" style:font-name="Times New Roman" fo:font-size="10pt" fo:letter-spacing="0.14mm" style:font-size-asian="10pt"/>
    </style:style>
    <style:style style:name="T18" style:family="text">
      <style:text-properties fo:color="#000000" style:font-name="Times New Roman" fo:font-size="10pt" fo:letter-spacing="0.12mm" style:font-size-asian="10pt"/>
    </style:style>
    <style:style style:name="T19" style:family="text">
      <style:text-properties fo:color="#000000" style:font-name="Times New Roman" fo:font-size="10pt" fo:font-style="italic" style:font-size-asian="10pt" style:font-style-asian="italic"/>
    </style:style>
    <style:style style:name="T20" style:family="text">
      <style:text-properties fo:color="#000000" style:font-name="Times New Roman" fo:font-size="10pt" fo:letter-spacing="0.04mm" fo:font-weight="bold" style:font-size-asian="10pt" style:font-weight-asian="bold"/>
    </style:style>
    <style:style style:name="T21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22" style:family="text">
      <style:text-properties fo:color="#000000" style:font-name="Times New Roman" fo:font-size="37.5pt" fo:font-weight="bold" style:font-size-asian="37.5pt" style:font-weight-asian="bold" style:text-scale="95%"/>
    </style:style>
    <style:style style:name="T23" style:family="text">
      <style:text-properties fo:color="#000000" style:font-name="Times New Roman" fo:font-size="8.5pt" style:font-size-asian="8.5pt"/>
    </style:style>
    <style:style style:name="T24" style:family="text">
      <style:text-properties fo:color="#000000" style:font-name="Times New Roman" fo:font-size="8.5pt" fo:letter-spacing="0.07mm" style:font-size-asian="8.5pt"/>
    </style:style>
    <style:style style:name="T25" style:family="text">
      <style:text-properties fo:color="#000000" style:font-name="Times New Roman" fo:font-size="8.5pt" fo:letter-spacing="0.07mm" fo:font-style="italic" style:font-size-asian="8.5pt" style:font-style-asian="italic"/>
    </style:style>
    <style:style style:name="T26" style:family="text">
      <style:text-properties fo:color="#000000" style:font-name="Times New Roman" fo:font-size="8.5pt" fo:letter-spacing="0.69mm" style:font-size-asian="8.5pt"/>
    </style:style>
    <style:style style:name="T27" style:family="text">
      <style:text-properties fo:color="#000000" style:font-name="Times New Roman" fo:font-size="8.5pt" fo:letter-spacing="0.69mm" fo:font-style="italic" style:font-size-asian="8.5pt" style:font-style-asian="italic"/>
    </style:style>
    <style:style style:name="T28" style:family="text">
      <style:text-properties fo:color="#000000" style:font-name="Times New Roman" fo:font-size="8.5pt" fo:letter-spacing="0.05mm" style:font-size-asian="8.5pt"/>
    </style:style>
    <style:style style:name="T29" style:family="text">
      <style:text-properties fo:color="#000000" style:font-name="Times New Roman" fo:font-size="8.5pt" fo:letter-spacing="0.02mm" style:font-size-asian="8.5pt"/>
    </style:style>
    <style:style style:name="T30" style:family="text">
      <style:text-properties fo:color="#000000" style:font-name="Times New Roman" fo:font-size="8.5pt" fo:letter-spacing="0.9mm" style:font-size-asian="8.5pt"/>
    </style:style>
    <style:style style:name="T31" style:family="text">
      <style:text-properties fo:color="#000000" style:font-name="Times New Roman" fo:font-size="8.5pt" fo:letter-spacing="0.12mm" style:font-size-asian="8.5pt"/>
    </style:style>
    <style:style style:name="T32" style:family="text">
      <style:text-properties fo:color="#000000" style:font-name="Times New Roman" fo:font-size="8.5pt" fo:letter-spacing="0.14mm" style:font-size-asian="8.5pt"/>
    </style:style>
    <style:style style:name="T33" style:family="text">
      <style:text-properties fo:color="#000000" style:font-name="Times New Roman" fo:letter-spacing="0.04mm" fo:font-style="italic" style:font-style-asian="italic"/>
    </style:style>
    <style:style style:name="T34" style:family="text">
      <style:text-properties fo:color="#000000" style:font-name="Times New Roman" fo:font-size="3pt" fo:letter-spacing="0.07mm" fo:font-style="italic" style:font-size-asian="3pt" style:font-style-asian="italic"/>
    </style:style>
    <style:style style:name="Sect1" style:family="section">
      <style:section-properties style:editable="false">
        <style:columns fo:column-count="2">
          <style:column style:rel-width="42255*" fo:start-indent="0mm" fo:end-indent="3.74mm"/>
          <style:column style:rel-width="23280*" fo:start-indent="3.74mm" fo:end-indent="0mm"/>
        </style:columns>
      </style:section-properties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THE COMPANIES ACT. <text:line-break/></text:span><text:span text:style-name="T2">(CHAPTER 50).</text:span></text:p>
            <text:p text:style-name="P1"><text:span text:style-name="T3">The Companies Regulations 1987 <text:line-break/></text:span><text:span text:style-name="T4">Regulation 29</text:span></text:p>
            <text:p text:style-name="P5"><text:span text:style-name="T13">NOTICE OF PETITION FOR <text:line-break/></text:span><text:span text:style-name="T14">JUDICIAL MANAGEMENT ORD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<text:span text:style-name="T15">FORM</text:span></text:p>
            <text:p text:style-name="P7"><text:span text:style-name="T22">63B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8"/>
      <text:p text:style-name="P9"><text:span text:style-name="T23">Folio No</text:span></text:p>
      <text:p text:style-name="P10"><text:span text:style-name="T5">(Title)</text:span></text:p>
      <text:p text:style-name="P2"><text:span text:style-name="T6">Name of Company:</text:span></text:p>
      <text:p text:style-name="P11"><text:span text:style-name="T5">Company No:</text:span></text:p>
      <text:p text:style-name="P13"><text:span text:style-name="T5">*The Registrar of Companies, Singapore</text:span></text:p>
      <text:p text:style-name="P15"><text:span text:style-name="T4">Notice is hereby given that a petition for placing the abovenamed company under the judicial </text:span><text:span text:style-name="T7">management of a judicial manager by the High Court was, on the <text:tab/></text:span><text:span text:style-name="T5"> day</text:span></text:p>
      <text:p text:style-name="P16"><text:span text:style-name="T5">of <text:tab/> <text:tab/></text:span><text:span text:style-name="T8">, presented by the company or its directors (pursuant</text:span></text:p>
      <text:p text:style-name="P17"><text:span text:style-name="T7">to a resolution of its members or the board of directors)/by <text:tab/></text:span><text:span text:style-name="T5"> of</text:span></text:p>
      <text:p text:style-name="P12"><text:span text:style-name="T5"><text:tab/></text:span><text:span text:style-name="T7"> , a (contingent or prospective) creditor or creditors</text:span></text:p>
      <text:p text:style-name="P18"><text:span text:style-name="T7">and that the said petition is directed to .be heard before the Court at <text:tab/></text:span><text:span text:style-name="T9"> am/pm on</text:span></text:p>
      <text:p text:style-name="P22"><text:span text:style-name="T5">the<text:tab/>day of<text:tab/></text:span><text:bookmark text:name="_GoBack"/><text:span text:style-name="T5"> <text:tab/>, and <text:tab/></text:span></text:p>
      <text:p text:style-name="P23"><text:span text:style-name="T5">of <text:tab/></text:span><text:span text:style-name="T4"> has been nominated as thejudicial</text:span></text:p>
      <text:p text:style-name="P3"><text:span text:style-name="T10">manager; and any person who intends to oppose the making of an order under section 227B (5) </text:span><text:span text:style-name="T16">(b) </text:span><text:span text:style-name="T10">or the </text:span><text:span text:style-name="T7">nomination of a judicial manager under section 227B (3) </text:span><text:span text:style-name="T33">(c) </text:span><text:span text:style-name="T7">may appear at the time of hearing by himself </text:span><text:span text:style-name="T11">or his counsel for that purpose; and a copy of the petition will be furnished to any creditor or member </text:span><text:span text:style-name="T12">of the company requiring it by the undersigned on payment of the regulated charge.</text:span></text:p>
      <text:p text:style-name="P24"><text:span text:style-name="T17">The Petitioner's address is <text:tab/></text:span></text:p>
      <text:p text:style-name="P25"><text:span text:style-name="T18">The Petitioner's solicitor is <text:tab/></text:span></text:p>
      <text:p text:style-name="P20"><text:span text:style-name="T15">of <text:tab/></text:span></text:p>
      <text:p text:style-name="P26"><text:span text:style-name="T5">Signed </text:span><text:span text:style-name="T19">(a)</text:span></text:p>
      <text:p text:style-name="P14"><text:span text:style-name="T25">Note:</text:span><text:span text:style-name="T34">— </text:span><text:span text:style-name="T24">Any person who intends to appear on the hearing of the petition must serve on or send by post to the abovenamed </text:span><text:span text:style-name="T27">(b) <text:s text:c="2"/></text:span><text:span text:style-name="T26">notice in writing of his intention so to do. The notice must state the name and </text:span><text:span text:style-name="T28">address of the person, or if a firm, the name and address of the firm, and must be signed by the person or firm, or his or their </text:span><text:span text:style-name="T29">solicitor (if any) and must be served, or, if posted, must be sent by post in sufficient time to reach the abovenamed not later than </text:span><text:span text:style-name="T30">twelve o'clock noon of the <text:s text:c="2"/>of , <text:s text:c="2"/>, (the day before the day appointed for </text:span><text:span text:style-name="T31">the hearing of the Petition)</text:span></text:p>
      <text:list xml:id="list20946713521" text:style-name="WWNum1">
        <text:list-item>
          <text:p text:style-name="P27"><text:span text:style-name="T32">To be signed by the solicitor to the petitioner or by the petitioner if he has no solicitor.</text:span></text:p>
        </text:list-item>
        <text:list-item>
          <text:p text:style-name="P28"><text:span text:style-name="T31">Solicitor or petitioner, as the case may be.</text:span></text:p>
        </text:list-item>
      </text:list>
      <text:p text:style-name="P29"><text:span text:style-name="T24">*Delete where inapplicable.</text:span></text:p>
      <text:p text:style-name="Standard"/>
      <text:section text:style-name="Sect1" text:name="TextSection">
        <text:p text:style-name="P34"><text:span text:style-name="T20">Lodged in the office of the Registrar of Companies by</text:span></text:p>
        <text:p text:style-name="P31"><text:span text:style-name="T5">Name:</text:span></text:p>
        <text:p text:style-name="P19"><text:span text:style-name="T5">Address:</text:span></text:p>
        <text:p text:style-name="P21"><text:span text:style-name="T5">A/c No:<text:tab/>Tel No:</text:span></text:p>
        <text:p text:style-name="P32"><text:span text:style-name="T21">For Official Use</text:span></text:p>
        <text:p text:style-name="P33"><text:span text:style-name="T11">Date of Registration: </text:span><text:span text:style-name="T3">Receipt No:</text:span></text:p>
        <text:p text:style-name="P6"><text:span text:style-name="T5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.5pt" fo:letter-spacing="0.14mm" fo:language="en" fo:country="US" style:font-size-asian="8.5pt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81mm" fo:margin-bottom="4.45mm" fo:margin-left="27.18mm" fo:margin-right="26.09mm" style:writing-mode="lr-tb" style:layout-grid-color="#c0c0c0" style:layout-grid-lines="2651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6:11:00</meta:creation-date>
    <dc:date>2015-12-18T06:13:00</dc:date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33" meta:word-count="372" meta:character-count="2043" meta:non-whitespace-character-count="16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